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355e" officeooo:paragraph-rsid="001f35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5:27:28.744039385</meta:creation-date>
    <dc:date>2020-03-09T15:30:31.718001619</dc:date>
    <meta:editing-duration>PT3M4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